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text-properties officeooo:rsid="001df3b7" officeooo:paragraph-rsid="001df3b7"/>
    </style:style>
    <style:style style:name="P2" style:family="paragraph" style:parent-style-name="Heading_20_1">
      <style:text-properties officeooo:paragraph-rsid="001df3b7"/>
    </style:style>
    <style:style style:name="P3" style:family="paragraph" style:parent-style-name="Heading_20_1">
      <style:text-properties officeooo:rsid="00290601" officeooo:paragraph-rsid="00290601"/>
    </style:style>
    <style:style style:name="P4" style:family="paragraph" style:parent-style-name="Text_20_body">
      <style:text-properties officeooo:rsid="001df3b7" officeooo:paragraph-rsid="001df3b7"/>
    </style:style>
    <style:style style:name="P5" style:family="paragraph" style:parent-style-name="Text_20_body">
      <style:text-properties officeooo:paragraph-rsid="001df3b7"/>
    </style:style>
    <style:style style:name="P6" style:family="paragraph" style:parent-style-name="Text_20_body">
      <style:text-properties officeooo:rsid="00290601" officeooo:paragraph-rsid="00290601"/>
    </style:style>
    <style:style style:name="P7" style:family="paragraph" style:parent-style-name="Text_20_body">
      <style:text-properties officeooo:paragraph-rsid="00290601"/>
    </style:style>
    <style:style style:name="P8" style:family="paragraph" style:parent-style-name="Text_20_body">
      <style:text-properties officeooo:rsid="00296723" officeooo:paragraph-rsid="00296723"/>
    </style:style>
    <style:style style:name="P9" style:family="paragraph" style:parent-style-name="Title">
      <style:text-properties officeooo:rsid="001df3b7" officeooo:paragraph-rsid="001df3b7"/>
    </style:style>
    <style:style style:name="T1" style:family="text">
      <style:text-properties officeooo:rsid="001df3b7"/>
    </style:style>
    <style:style style:name="T2" style:family="text">
      <style:text-properties officeooo:rsid="002092b3"/>
    </style:style>
    <style:style style:name="T3" style:family="text">
      <style:text-properties officeooo:rsid="00290601"/>
    </style:style>
    <style:style style:name="T4" style:family="text">
      <style:text-properties officeooo:rsid="00296723"/>
    </style:style>
    <text:list-style style:name="L1">
      <text:list-level-style-number text:level="1" text:style-name="Numbering_20_Symbols" loext:num-list-format="%1%." style:num-suffix="." style:num-format="i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CK_PLAYER</text:p>
      <text:h text:style-name="P2" text:outline-level="1"><text:span text:style-name="T1">1. Designing the CLI</text:span></text:h>
      <text:p text:style-name="P5">1. Open a directory</text:p>
      <text:p text:style-name="P5"><text:s text:c="4"/># open a directory (show all files and sub-dir)</text:p>
      <text:p text:style-name="P5"><text:s text:c="4"/>&gt; open &lt;directory_name&gt;</text:p>
      <text:p text:style-name="P5">View list of media files in that folder and all sub-folder (audio and video)</text:p>
      <text:p text:style-name="P5">Pagination, 25 per page</text:p>
      <text:p text:style-name="P5"/>
      <text:p text:style-name="P5">2. Playlist </text:p>
      <text:p text:style-name="P5"><text:s text:c="4"/># List all playlists</text:p>
      <text:p text:style-name="P5"><text:s text:c="4"/>&gt; playlist -l</text:p>
      <text:p text:style-name="P5"/>
      <text:p text:style-name="P5"><text:s text:c="4"/># View a playlist</text:p>
      <text:p text:style-name="P5"><text:s text:c="4"/>&gt; playlist -v &lt;playlist_name&gt;</text:p>
      <text:p text:style-name="P5"/>
      <text:p text:style-name="P5"><text:s text:c="4"/># Create a playlist</text:p>
      <text:p text:style-name="P5"><text:s text:c="4"/>&gt; playlist -c &lt;playlist_name&gt;</text:p>
      <text:p text:style-name="P5"/>
      <text:p text:style-name="P5"><text:s text:c="4"/># Update a playlist</text:p>
      <text:p text:style-name="P5"><text:s text:c="4"/>&gt; playlist -u &lt;playlist_name&gt;</text:p>
      <text:p text:style-name="P5"/>
      <text:p text:style-name="P5"><text:s text:c="4"/># Delete a playlist </text:p>
      <text:p text:style-name="P5"><text:s text:c="4"/>&gt; playlist -d &lt;playlist_name&gt;</text:p>
      <text:p text:style-name="P5"/>
      <text:p text:style-name="P5">3. Metadata of file </text:p>
      <text:p text:style-name="P5"><text:s text:c="4"/># View Metadata</text:p>
      <text:p text:style-name="P5"><text:s text:c="4"/>&gt; metadata -v &lt;file_name&gt;</text:p>
      <text:p text:style-name="P5"/>
      <text:p text:style-name="P5"><text:s text:c="4"/># Edit metadata</text:p>
      <text:p text:style-name="P5"><text:s text:c="4"/>&gt; metadata –change &lt;<text:span text:style-name="T2">filename&gt;</text:span></text:p>
      <text:p text:style-name="P5"><text:soft-page-break/><text:s text:c="4"/>&gt; metadata <text:s/>--add &lt;<text:span text:style-name="T2">filename&gt;</text:span></text:p>
      <text:p text:style-name="P5"/>
      <text:p text:style-name="P5">4. Play music </text:p>
      <text:p text:style-name="P5"><text:s text:c="4"/># Play media</text:p>
      <text:p text:style-name="P5"><text:s text:c="4"/>&gt; play &lt;file_name&gt;</text:p>
      <text:p text:style-name="P5"/>
      <text:p text:style-name="P5"><text:s text:c="4"/># Play or pause current song</text:p>
      <text:p text:style-name="P5"><text:s text:c="4"/>&gt; play</text:p>
      <text:p text:style-name="P5"><text:s text:c="4"/>&gt; pause</text:p>
      <text:p text:style-name="P5"/>
      <text:p text:style-name="P5"><text:s text:c="4"/># Play next or previous song</text:p>
      <text:p text:style-name="P5"><text:s text:c="4"/>&gt; next</text:p>
      <text:p text:style-name="P5"><text:s text:c="4"/>&gt; prev</text:p>
      <text:p text:style-name="P5"/>
      <text:p text:style-name="P5"><text:s text:c="4"/># Turn on or off auto next feature</text:p>
      <text:p text:style-name="P5"><text:s text:c="4"/>&gt; auto --on</text:p>
      <text:p text:style-name="P5"><text:s text:c="4"/>&gt; auto --off</text:p>
      <text:p text:style-name="P5"/>
      <text:p text:style-name="P5">5. Change volume</text:p>
      <text:p text:style-name="P5"><text:s text:c="4"/># Change volume, arithmetic like</text:p>
      <text:p text:style-name="P5"><text:s text:c="4"/>&gt; volume --<text:span text:style-name="T2">up</text:span></text:p>
      <text:p text:style-name="P5"><text:s text:c="4"/>&gt; volume --<text:span text:style-name="T2">down</text:span></text:p>
      <text:h text:style-name="P1" text:outline-level="1">2. Project structure</text:h>
      <text:p text:style-name="P5"><text:span text:style-name="T1">mck_player</text:span>/</text:p>
      <text:p text:style-name="P5">│</text:p>
      <text:p text:style-name="P5">├── main.cpp <text:s text:c="9"/># Main entry point of the CLI app</text:p>
      <text:p text:style-name="P5">├── Directory.cpp <text:s text:c="4"/># Implementation of directory operations</text:p>
      <text:p text:style-name="P5">├── Directory.hpp <text:s text:c="4"/># Header file for directory operations</text:p>
      <text:p text:style-name="P5">├── Playlist.cpp <text:s text:c="5"/># Implementation of playlist operations</text:p>
      <text:p text:style-name="P5">├── Playlist.hpp <text:s text:c="5"/># Header file for playlist operations</text:p>
      <text:p text:style-name="P5">├── Metadata.cpp <text:s text:c="5"/># Implementation of metadata operations</text:p>
      <text:p text:style-name="P5"><text:soft-page-break/>├── Metadata.hpp <text:s text:c="5"/># Header file for metadata operations</text:p>
      <text:p text:style-name="P5">├── Player.cpp <text:s text:c="7"/># Implementation of playback operations</text:p>
      <text:p text:style-name="P5">├── Player.hpp <text:s text:c="7"/># Header file for playback operations</text:p>
      <text:p text:style-name="P5">├── Volume.cpp <text:s text:c="7"/># Implementation of volume control</text:p>
      <text:p text:style-name="P5">├── Volume.hpp <text:s text:c="7"/># Header file for volume control</text:p>
      <text:p text:style-name="P5">└── playlists/ <text:s text:c="7"/># Folder to store playlist files (if needed)</text:p>
      <text:h text:style-name="P2" text:outline-level="1"><text:span text:style-name="T1">2. Handling CLI</text:span></text:h>
      <text:h text:style-name="P2" text:outline-level="1"><text:span text:style-name="T1">3. </text:span><text:span text:style-name="T3">ls</text:span></text:h>
      <text:p text:style-name="P6">List all media files, 25 files per page</text:p>
      <text:h text:style-name="P3" text:outline-level="1">4. Play<text:span text:style-name="T4">list</text:span> </text:h>
      <text:p text:style-name="P7">- <text:span text:style-name="T4">data structure:</text:span></text:p>
      <text:p text:style-name="P8">- folder playlists/ holds all playlists</text:p>
      <text:p text:style-name="P8">- each playlist is a .txt file containing all the path/to/the/media/file</text:p>
      <text:p text:style-name="P8">-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12:11.431948263</meta:creation-date>
    <dc:date>2024-09-26T15:38:59.294904408</dc:date>
    <meta:editing-duration>PT29M36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3" meta:paragraph-count="63" meta:word-count="300" meta:character-count="1914" meta:non-whitespace-character-count="1479"/>
  </office:meta>
</office:document-meta>
</file>